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C000002C8B767129CFFBEF6C0.png" manifest:media-type="image/png"/>
  <manifest:file-entry manifest:full-path="Pictures/10000000000005AF0000008CD94205BEF3F8F26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06cm" svg:y="0.035cm" svg:width="17cm" svg:height="1.635cm" draw:z-index="0"><draw:image xlink:href="Pictures/10000000000005AF0000008CD94205BEF3F8F2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2" text:anchor-type="char" svg:width="17cm" svg:height="12.25cm" draw:z-index="1"><draw:image xlink:href="Pictures/10000000000003DC000002C8B767129CFFBEF6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3:03.476466894</meta:creation-date>
    <dc:date>2025-01-30T11:05:02.616936813</dc:date>
    <meta:editing-duration>PT31M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